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e 1</text:p>
      <text:p text:style-name="Standard">Discuss the challenges of teaching a mixed group of learners (eg clinical fellow/ new nurse)</text:p>
      <text:p text:style-name="Standard"/>
      <text:p text:style-name="P1">Case 2</text:p>
      <text:p text:style-name="Standard">How do you deal with a struggling student and not compromise the rest of the group?</text:p>
      <text:p text:style-name="Standard"/>
      <text:p text:style-name="P1">Case 3</text:p>
      <text:p text:style-name="Standard">How do you handle the disruptive know it all?</text:p>
      <text:p text:style-name="Standard"/>
      <text:p text:style-name="P1">Case 4</text:p>
      <text:p text:style-name="Standard">What can you do to help the student whose anxiety is affecting performance?</text:p>
      <text:p text:style-name="Standard"/>
      <text:p text:style-name="P1">Case 5</text:p>
      <text:p text:style-name="Standard">Is the bar to pass the same for everyone?</text:p>
      <text:p text:style-name="Standard"/>
      <text:p text:style-name="P1">Case 6</text:p>
      <text:p text:style-name="Standard">As a teacher is it enough to know just the guidelines?</text:p>
      <text:p text:style-name="Standard"/>
      <text:p text:style-name="P1">Case 7</text:p>
      <text:p text:style-name="Standard">You are teaching a class of “experts” who need acls – how will you approach this group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</meta:initial-creator>
    <dc:creator>David</dc:creator>
    <meta:editing-cycles>2</meta:editing-cycles>
    <meta:creation-date>2016-04-26T05:19:00</meta:creation-date>
    <dc:date>2016-04-26T05:19:00</dc:date>
    <meta:editing-duration>P0D</meta:editing-duration>
    <meta:generator>LibreOffice/5.1.2.2$Linux_X86_64 LibreOffice_project/10m0$Build-2</meta:generator>
    <meta:document-statistic meta:table-count="0" meta:image-count="0" meta:object-count="0" meta:page-count="7" meta:paragraph-count="14" meta:word-count="103" meta:character-count="519" meta:non-whitespace-character-count="42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